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officeooo:paragraph-rsid="000ffe34" style:font-size-asian="10.5pt" style:font-weight-asian="normal" style:font-size-complex="12pt" style:font-weight-complex="normal"/>
    </style:style>
    <style:style style:name="P2" style:family="paragraph" style:parent-style-name="Heading_20_2">
      <style:paragraph-properties fo:text-align="center" style:justify-single-word="false"/>
      <style:text-properties fo:font-size="12pt" fo:font-weight="normal" officeooo:paragraph-rsid="000ffe34" style:font-size-asian="10.5pt" style:font-weight-asian="normal" style:font-size-complex="12pt" style:font-weight-complex="normal"/>
    </style:style>
    <style:style style:name="T1" style:family="text">
      <style:text-properties officeooo:rsid="000ff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Geladeira </text:h>
      <text:h text:style-name="P2" text:outline-level="2"><text:span text:style-name="T1">D</text:span>efinir propriedades <text:span text:style-name="T1">matemáticas</text:span> </text:h>
      <text:h text:style-name="P1" text:outline-level="2">1. Volume do Paralelepípedo: O volume de um paralelepípedo pode ser calculado multiplicando-se o comprimento (L), a largura (W) e a altura (H) do sólido. A fórmula do volume é: V = L × W × H </text:h>
      <text:h text:style-name="P1" text:outline-level="2">2. Área do Paralelepípedo: O paralelepípedo possui três pares de faces retangulares, e cada par tem a mesma área. Para calcular a área de cada par de faces, usamos as seguintes fórmulas: Área da face frontal e traseira: A = L × H Área da face superior e inferior: A = W × H Área das faces laterais (duas): A = 2 × L × W O paralelepípedo possui um total de 6 faces, então a área total (A_total) é a soma das áreas de todas as faces: A_total = 2 × (L × H + W × H + L × W) </text:h>
      <text:h text:style-name="P1" text:outline-level="2">3. Número de Faces e Arestas do Paralelepípedo: Um paralelepípedo tem seis faces e doze arestas. As faces podem ser divididas em três pares de faces paralelas, onde cada par tem a mesma área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4:33:01.982981276</meta:creation-date>
    <dc:date>2023-10-09T14:42:32.847059832</dc:date>
    <meta:editing-duration>PT9M</meta:editing-duration>
    <meta:editing-cycles>1</meta:editing-cycles>
    <meta:document-statistic meta:table-count="0" meta:image-count="0" meta:object-count="0" meta:page-count="1" meta:paragraph-count="5" meta:word-count="178" meta:character-count="895" meta:non-whitespace-character-count="718"/>
    <meta:generator>LibreOffice/6.0.7.3$Linux_X86_64 LibreOffice_project/00m0$Build-3</meta:generator>
  </office:meta>
</office:document-meta>
</file>